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1C10000014158B23BCA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4.1cm" svg:x="6.3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9cm" svg:height="2cm" svg:x="6.9cm" svg:y="6.3cm">
          <text:p text:style-name="P1">Amostragem</text:p>
          <text:p text:style-name="P1">do Sinal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9cm" svg:height="2cm" svg:x="11.8cm" svg:y="6.3cm">
          <text:p text:style-name="P1">TFD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9cm" svg:height="2cm" svg:x="19.298cm" svg:y="6.298cm">
          <text:p text:style-name="P1">|( <text:s text:c="2"/>)|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cm" svg:height="2cm" svg:x="7cm" svg:y="11.6cm">
          <text:p text:style-name="P1">Filtros</text:p>
          <text:p text:style-name="P1">Mel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9cm" svg:height="2cm" svg:x="11.899cm" svg:y="11.599cm">
          <text:p text:style-name="P1">ln( 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9cm" svg:height="2cm" svg:x="19.297cm" svg:y="11.597cm">
          <text:p text:style-name="P1">D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8cm" svg:y1="7.3cm" svg:x2="11.8cm" svg:y2="7.3cm" draw:start-shape="id1" draw:start-glue-point="1" draw:end-shape="id2" draw:end-glue-point="3" svg:d="m10800 7300h1000">
          <text:p/>
        </draw:connector>
        <draw:connector draw:style-name="gr3" draw:text-style-name="P1" draw:layer="layout" draw:type="line" svg:x1="10.9cm" svg:y1="12.6cm" svg:x2="11.899cm" svg:y2="12.599cm" draw:start-shape="id3" draw:start-glue-point="1" draw:end-shape="id4" draw:end-glue-point="3" svg:d="m10900 12600 999-1">
          <text:p/>
        </draw:connector>
        <draw:connector draw:style-name="gr3" draw:text-style-name="P1" draw:layer="layout" draw:type="line" svg:x1="15.799cm" svg:y1="12.599cm" svg:x2="19.297cm" svg:y2="12.597cm" draw:start-shape="id4" draw:start-glue-point="1" draw:end-shape="id5" draw:end-glue-point="3" svg:d="m15799 12599 3498-2">
          <text:p/>
        </draw:connector>
        <draw:connector draw:style-name="gr3" draw:text-style-name="P1" draw:layer="layout" draw:type="line" svg:x1="15.7cm" svg:y1="7.3cm" svg:x2="19.298cm" svg:y2="7.298cm" draw:start-shape="id2" draw:start-glue-point="1" draw:end-shape="id6" draw:end-glue-point="3" svg:d="m15700 7300 3598-2">
          <text:p/>
        </draw:connector>
        <draw:frame draw:style-name="gr4" xml:id="id7" draw:id="id7" draw:layer="layout" svg:width="2.335cm" svg:height="0.963cm" svg:x="24.7cm" svg:y="12.1cm">
          <draw:text-box>
            <text:p>MFCC</text:p>
          </draw:text-box>
        </draw:frame>
        <draw:connector draw:style-name="gr3" draw:text-style-name="P1" draw:layer="layout" draw:type="line" svg:x1="23.197cm" svg:y1="12.597cm" svg:x2="24.7cm" svg:y2="12.581cm" draw:start-shape="id5" draw:start-glue-point="1" draw:end-shape="id7" draw:end-glue-point="3" svg:d="m23197 12597 1503-16">
          <text:p/>
        </draw:connector>
        <draw:connector draw:style-name="gr3" draw:text-style-name="P1" draw:layer="layout" draw:line-skew="0.601cm 0.201cm -0.999cm" svg:x1="23.198cm" svg:y1="7.298cm" svg:x2="7cm" svg:y2="12.6cm" draw:start-shape="id6" draw:start-glue-point="1" draw:end-shape="id3" draw:end-glue-point="3" svg:d="m23198 7298h1102v2852h-18800v2450h1500">
          <text:p/>
        </draw:connector>
        <draw:frame draw:style-name="gr5" draw:text-style-name="P1" xml:id="id8" draw:id="id8" draw:layer="layout" svg:width="3.33cm" svg:height="2.381cm" svg:x="2.17cm" svg:y="4.053cm">
          <draw:image xlink:href="Pictures/10000000000001C10000014158B23BCA.jpg" xlink:type="simple" xlink:show="embed" xlink:actuate="onLoad">
            <text:p/>
          </draw:image>
        </draw:frame>
        <draw:connector draw:style-name="gr3" draw:text-style-name="P1" draw:layer="layout" svg:x1="3.835cm" svg:y1="6.434cm" svg:x2="6.9cm" svg:y2="7.3cm" draw:start-shape="id8" draw:start-glue-point="2" draw:end-shape="id1" draw:end-glue-point="3" svg:d="m3835 6434v866h3065">
          <text:p/>
        </draw:connector>
        <draw:frame draw:style-name="gr4" draw:layer="layout" svg:width="2.102cm" svg:height="0.963cm" svg:x="10.3cm" svg:y="5cm">
          <draw:text-box>
            <text:p>STFT</text:p>
          </draw:text-box>
        </draw:frame>
        <draw:custom-shape draw:style-name="gr6" draw:text-style-name="P1" draw:layer="layout" svg:width="25.1cm" svg:height="10.1cm" svg:x="2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1T12:09:27.50</meta:creation-date>
    <dc:date>2012-05-21T12:38:50.22</dc:date>
    <meta:editing-duration>PT14M2S</meta:editing-duration>
    <meta:editing-cycles>1</meta:editing-cycles>
    <meta:document-statistic meta:object-count="18"/>
    <meta:generator>LibreOffice/3.5$Windows_x86 LibreOffice_project/235ab8a-3802056-4a8fed3-2d66ea8-e241b80</meta:generator>
  </office:meta>
</office:document-meta>
</file>